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rif" svg:font-family="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46d37" officeooo:paragraph-rsid="00146d37"/>
    </style:style>
    <style:style style:name="P2" style:family="paragraph" style:parent-style-name="Standard">
      <style:text-properties officeooo:rsid="00146d37" officeooo:paragraph-rsid="001514f2"/>
    </style:style>
    <style:style style:name="P3" style:family="paragraph" style:parent-style-name="Standard">
      <style:text-properties officeooo:rsid="00146d37" officeooo:paragraph-rsid="00169c84"/>
    </style:style>
    <style:style style:name="P4" style:family="paragraph" style:parent-style-name="Standard">
      <style:text-properties style:font-name="serif" fo:font-size="9.69999980926514pt" officeooo:rsid="00146d37" officeooo:paragraph-rsid="00146d37"/>
    </style:style>
    <style:style style:name="P5" style:family="paragraph" style:parent-style-name="Standard">
      <style:text-properties officeooo:rsid="001514f2" officeooo:paragraph-rsid="001514f2"/>
    </style:style>
    <style:style style:name="P6" style:family="paragraph" style:parent-style-name="Standard">
      <style:text-properties officeooo:rsid="0015e8ec" officeooo:paragraph-rsid="0015e8ec"/>
    </style:style>
    <style:style style:name="P7" style:family="paragraph" style:parent-style-name="Standard">
      <style:text-properties officeooo:rsid="001607c0" officeooo:paragraph-rsid="001607c0"/>
    </style:style>
    <style:style style:name="P8" style:family="paragraph" style:parent-style-name="Standard">
      <style:text-properties officeooo:rsid="001607c0" officeooo:paragraph-rsid="00169c84"/>
    </style:style>
    <style:style style:name="P9" style:family="paragraph" style:parent-style-name="Standard">
      <style:text-properties officeooo:rsid="00169c84" officeooo:paragraph-rsid="00169c84"/>
    </style:style>
    <style:style style:name="T1" style:family="text">
      <style:text-properties style:font-name="serif" fo:font-size="9.69999980926514pt"/>
    </style:style>
    <style:style style:name="T2" style:family="text">
      <style:text-properties style:font-name="serif" fo:font-size="9.69999980926514pt" officeooo:rsid="00146d37"/>
    </style:style>
    <style:style style:name="T3" style:family="text">
      <style:text-properties officeooo:rsid="001514f2"/>
    </style:style>
    <style:style style:name="T4" style:family="text">
      <style:text-properties officeooo:rsid="0015e8ec"/>
    </style:style>
    <style:style style:name="T5" style:family="text">
      <style:text-properties officeooo:rsid="001607c0"/>
    </style:style>
    <style:style style:name="T6" style:family="text">
      <style:text-properties officeooo:rsid="00169c8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ssigment report</text:p>
      <text:p text:style-name="P1"/>
      <text:p text:style-name="P1">Subtask1</text:p>
      <text:p text:style-name="P1"/>
      <text:p text:style-name="P1">a)</text:p>
      <text:p text:style-name="P1"/>
      <text:p text:style-name="P1">b)</text:p>
      <text:p text:style-name="P4">fraction of successfully detected faces out of all valid faces </text:p>
      <text:p text:style-name="Standard"><text:span text:style-name="T1">in an </text:span><text:span text:style-name="T2">image</text:span></text:p>
      <text:p text:style-name="P1">TPR(dart5.jpg) = <text:s/>11/11</text:p>
      <text:p text:style-name="P1">TPR(dart15.jpg) = 2/3 <text:span text:style-name="T5">(Counting the right-most woman’s face as detected)</text:span><text:tab/></text:p>
      <text:p text:style-name="P1"/>
      <text:p text:style-name="P2">1. We can observe on the dart15.jpg image, that there is a <text:span text:style-name="T4">box</text:span> on the right-most woman, which doesn’t cover the entire face. We do not really know if that would count as a valid face detection.</text:p>
      <text:p text:style-name="P1"><text:span text:style-name="T3">For instance, i</text:span>f we had an algorithm that would <text:span text:style-name="T3">select all the things that look like a face, but with no strict criteria, the TPR would still give a 100% ratio. </text:span></text:p>
      <text:p text:style-name="P6">For this reason, a good option to overcome this problem would be to use a method called intersection over union, which consists on having two overlapping bounding boxes, the box that provides the algorithm and the box actually covering the entire face. Then the intersection of the boxes is computed, which is the area of the overlap. We compute the sum of the areas of the entire boxes minus the area of the overlap (I.e; the union of the overlapping boxes). Finally we divide the intersection by the union. <text:span text:style-name="T5">We can decide that the box is accurate when the result is higher than a 50%, for example.</text:span></text:p>
      <text:p text:style-name="P7">If we apply this method on the dart15.jpg image, <text:span text:style-name="T6">with a square done on openCV that covers the woman’s face from our subjective point of view (blue square), we obtain</text:span>:</text:p>
      <text:p text:style-name="P8">%%%%%%%%%%%%%%%%%%%%%</text:p>
      <text:p text:style-name="P9">insert picture</text:p>
      <text:p text:style-name="P3">%%%%%%%%%%%%%%%%%%%%%</text:p>
      <text:p text:style-name="P9">Union = 6886 pixels</text:p>
      <text:p text:style-name="P9">Intersection = 2430 pixels</text:p>
      <text:p text:style-name="P9">I/U = 0.35 =&gt; 0.35 &lt; 0.5 therefore, we didn’t detect the face</text:p>
      <text:p text:style-name="P1"/>
      <text:p text:style-name="P1"><text:span text:style-name="T3">2. </text:span>The TPR gives an information of how many successfully faces are detected on an image. However, it doesn’t provide any information regarding all the detections which are not faces.</text:p>
      <text:p text:style-name="P2">With the same reasoning, if we just place, say, 1000 <text:span text:style-name="T4">boxes</text:span> of the size of the image. The chances that we get a TPR of 1 are really high, since it is difficult to fit more than 1000 faces on a picture.</text:p>
      <text:p text:style-name="P2"/>
      <text:p text:style-name="P5">3. In order to calculate the F1-score of our face detection, we define:</text:p>
      <text:p text:style-name="P5">- precision p, which is the number of correct positive detected faces of the image divided by the number of all <text:span text:style-name="T4">boxes</text:span> (I.e; the number of predicted faces by the program).</text:p>
      <text:p text:style-name="P5">- recall r, which is the number of correct positive detected faces divided by the number of real faces appearing on the image.</text:p>
      <text:p text:style-name="P5">We can calculate the F1-score with the following formula:</text:p>
      <text:p text:style-name="P6">%%put in nice format: 2pr/(p+r) </text:p>
      <text:p text:style-name="P6"/>
      <text:p text:style-name="P7">F1(dart5.jpg) = 0.88 [p= 11/14, r=11/11]</text:p>
      <text:p text:style-name="P7">F1(dart15.jpg)=0.57 [p=2/4, r= 2/3] (Counting the right-most woman’s face as detected)</text:p>
      <text:p text:style-name="P7"/>
      <text:p text:style-name="P7"/>
      <text:p text:style-name="P6"/>
      <text:p text:style-name="P6"/>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erif" svg:font-family="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31T14:07:50.301804482</meta:creation-date>
    <dc:date>2016-10-31T15:11:54.797984862</dc:date>
    <meta:editing-duration>PT19M33S</meta:editing-duration>
    <meta:editing-cycles>1</meta:editing-cycles>
    <meta:document-statistic meta:table-count="0" meta:image-count="0" meta:object-count="0" meta:page-count="1" meta:paragraph-count="27" meta:word-count="431" meta:character-count="2442" meta:non-whitespace-character-count="2033"/>
    <meta:generator>LibreOffice/5.1.2.2$Linux_X86_64 LibreOffice_project/10m0$Build-2</meta:generator>
  </office:meta>
</office:document-meta>
</file>